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Pictures/10000000000006D4000004AFBFBCB9A4484F866F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62cm, 0cm, 0cm, 0cm)" draw:image-opacity="100%" style:mirror="none"/>
    </style:style>
    <style:style style:name="gr2" style:family="graphic" style:parent-style-name="standard">
      <style:graphic-properties draw:stroke="solid" svg:stroke-width="0.106cm" draw:marker-start-width="0.358cm" draw:marker-end-width="0.358cm" draw:fill-color="#ffffff" draw:textarea-horizontal-align="justify" draw:textarea-vertical-align="middle" draw:auto-grow-height="false" fo:min-height="2.694cm" fo:min-width="3.206cm" fo:padding-top="0.177cm" fo:padding-bottom="0.177cm" fo:padding-left="0.302cm" fo:padding-right="0.302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828cm" fo:min-width="0.578cm"/>
    </style:style>
    <style:style style:name="gr4" style:family="graphic" style:parent-style-name="standard">
      <style:graphic-properties svg:stroke-color="#ed1c24" draw:fill-color="#ed1c24" draw:textarea-horizontal-align="justify" draw:textarea-vertical-align="middle" draw:auto-grow-height="false" fo:min-height="0.291cm" fo:min-width="0.079cm"/>
    </style:style>
    <style:style style:name="gr5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7" style:family="graphic" style:parent-style-name="objectwithoutfill">
      <style:graphic-properties svg:stroke-width="0.106cm" svg:stroke-color="#f79448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solid" draw:fill-color="#ffffff" draw:auto-grow-height="true" draw:auto-grow-width="false" fo:max-height="0cm" fo:min-height="0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-color="#ed1c24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position="-33% 58%" fo:font-size="12pt" style:font-size-asian="12pt" style:font-size-complex="12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style:text-position="-33% 58%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frame draw:style-name="gr1" draw:text-style-name="P1" draw:layer="layout" svg:width="21.108cm" svg:height="13.354cm" svg:x="3.276cm" svg:y="1.886cm">
            <draw:image xlink:href="Pictures/10000000000006D4000004AFBFBCB9A4484F866F.png" xlink:type="simple" xlink:show="embed" xlink:actuate="onLoad">
              <text:p/>
            </draw:image>
          </draw:frame>
          <draw:g>
            <draw:custom-shape draw:style-name="gr2" draw:text-style-name="P2" draw:layer="layout" svg:width="3.81cm" svg:height="3.048cm" svg:x="18.288cm" svg:y="0.862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3" draw:text-style-name="P3" draw:layer="layout" svg:width="1.524cm" svg:height="1.524cm" draw:transform="rotate (0.0719075651821664) translate (19.356cm 1.17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0.817cm" svg:height="0.763cm" draw:transform="rotate (0.0719075651821664) translate (20.811cm 2.946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0.817cm" svg:height="0.763cm" draw:transform="rotate (0.0719075651821664) translate (18.723cm 2.997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5" draw:text-style-name="P1" draw:layer="layout" svg:x1="19.384cm" svg:y1="2.949cm" svg:x2="19.854cm" svg:y2="2.406cm">
                <text:p/>
              </draw:line>
              <draw:line draw:style-name="gr5" draw:text-style-name="P1" draw:layer="layout" svg:x1="21.064cm" svg:y1="2.928cm" svg:x2="20.514cm" svg:y2="2.359cm">
                <text:p/>
              </draw:line>
            </draw:g>
            <draw:frame draw:style-name="gr6" draw:text-style-name="P5" draw:layer="layout" svg:width="4.172cm" svg:height="1.199cm" svg:x="18.996cm" svg:y="0.1cm">
              <draw:text-box>
                <text:p><text:span text:style-name="T1">CH</text:span><text:span text:style-name="T2">2</text:span><text:span text:style-name="T1"> target</text:span></text:p>
              </draw:text-box>
            </draw:frame>
            <draw:line draw:style-name="gr7" draw:text-style-name="P1" draw:layer="layout" svg:x1="18.723cm" svg:y1="3.448cm" svg:x2="13.97cm" svg:y2="4.718cm">
              <text:p/>
            </draw:line>
            <draw:line draw:style-name="gr7" draw:text-style-name="P1" draw:layer="layout" svg:x1="19.25cm" svg:y1="1.944cm" svg:x2="13.462cm" svg:y2="3.956cm">
              <text:p/>
            </draw:line>
          </draw:g>
          <draw:frame draw:style-name="gr8" draw:text-style-name="P7" draw:layer="layout" svg:width="10.414cm" svg:height="0.966cm" draw:transform="rotate (1.5707963267949) translate (3.276cm 13.462cm)">
            <draw:text-box>
              <text:p text:style-name="P6"><text:span text:style-name="T3">T</text:span><text:span text:style-name="T4">1</text:span><text:span text:style-name="T3"> + T</text:span><text:span text:style-name="T4">2</text:span><text:span text:style-name="T3"> [MeV]</text:span></text:p>
            </draw:text-box>
          </draw:frame>
        </draw:g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5-03-26T10:57:13.595423495</meta:creation-date>
    <dc:date>2025-03-26T11:16:36.616007127</dc:date>
    <meta:editing-duration>PT9M13S</meta:editing-duration>
    <meta:editing-cycles>1</meta:editing-cycles>
    <meta:document-statistic meta:object-count="37"/>
    <meta:generator>LibreOffice/6.0.7.3$Linux_X86_64 LibreOffice_project/00m0$Build-3</meta:generator>
  </office:meta>
</office:document-meta>
</file>